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draw:stroke="none"/>
    </style:style>
    <style:style style:family="graphic" style:name="a567" style:parent-style-name="Graphics">
      <style:graphic-properties draw:fill="none" draw:stroke="none"/>
    </style:style>
    <style:style style:family="graphic" style:name="a568" style:parent-style-name="Graphics">
      <style:graphic-properties draw:fill="none" draw:stroke="none"/>
    </style:style>
    <style:style style:family="graphic" style:name="a569" style:parent-style-name="Graphics">
      <style:graphic-properties draw:fill="none" draw:stroke="none"/>
    </style:style>
    <style:style style:family="graphic" style:name="a580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0" style:parent-style-name="Graphics">
      <style:graphic-properties draw:fill="none" draw:stroke="none"/>
    </style:style>
    <style:style style:family="graphic" style:name="a571" style:parent-style-name="Graphics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draw:style-name="a566" draw:name="Grafik 9" svg:x="0.22394in" svg:y="0.04622in" svg:width="1.6015in" svg:height="0.7874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67" draw:name="Grafik 10" svg:x="9.2406in" svg:y="0.04622in" svg:width="1.57347in" svg:height="0.7874in" style:rel-width="scale" style:rel-height="scale">
          <draw:image xlink:href="media/image2.jpeg" xlink:type="simple" xlink:show="embed" xlink:actuate="onLoad"/>
          <svg:title/>
          <svg:desc/>
        </draw:frame>
        <draw:frame draw:id="id75" draw:style-name="a568" draw:name="Grafik 12" svg:x="0in" svg:y="4.80279in" svg:width="8.16725in" svg:height="2.51969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69" draw:name="Grafik 13" svg:x="5.3947in" svg:y="6.07896in" svg:width="5.62992in" svg:height="2.1884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70" draw:name="Grafik 8" svg:x="0in" svg:y="7.28311in" svg:width="5.3947in" svg:height="0.98425in" style:rel-width="scale" style:rel-height="scale">
          <draw:image xlink:href="media/image5.jpg" xlink:type="simple" xlink:show="embed" xlink:actuate="onLoad"/>
          <svg:title/>
          <svg:desc/>
        </draw:frame>
        <draw:frame draw:id="id78" draw:style-name="a571" draw:name="Grafik 7" svg:x="8.23312in" svg:y="4.76342in" svg:width="2.72563in" svg:height="1.29921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577">
          <draw:frame draw:id="id79" draw:style-name="a574" draw:name="Foliennummernplatzhalter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0" presentation:style-name="a575" draw:name="Folienbildplatzhalter 1">
            <svg:title/>
            <svg:desc/>
          </draw:page-thumbnail>
          <draw:frame draw:id="id81" presentation:style-name="a5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8" draw:master-page-name="Master1-Layout7-blank-Leer" presentation:presentation-page-layout-name="Master1-PPL7" draw:id="Slide-257">
        <draw:frame draw:id="id82" draw:style-name="a579" draw:name="Grafik 1" svg:x="0in" svg:y="7.87402in" svg:width="11.02362in" svg:height="0.3937in" style:rel-width="scale" style:rel-height="scale">
          <draw:image xlink:href="media/image7.png" xlink:type="simple" xlink:show="embed" xlink:actuate="onLoad"/>
          <svg:title/>
          <svg:desc/>
        </draw:frame>
        <draw:frame draw:id="id83" draw:style-name="a580" draw:name="Grafik 5" svg:x="3.4237in" svg:y="2.36532in" svg:width="1.29167in" svg:height="1.01042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586">
          <draw:frame draw:id="id84" draw:style-name="a583" draw:name="Foliennummernplatzhalt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5" presentation:style-name="a584" draw:name="Folienbildplatzhalter 1">
            <svg:title/>
            <svg:desc/>
          </draw:page-thumbnail>
          <draw:frame draw:id="id86" presentation:style-name="a5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7" draw:master-page-name="Master1-Layout7-blank-Leer" presentation:presentation-page-layout-name="Master1-PPL7" draw:id="Slide-258">
        <draw:frame draw:id="id87" draw:style-name="a588" draw:name="Grafik 1" svg:x="0in" svg:y="0.04567in" svg:width="2.75591in" svg:height="0.74173in" style:rel-width="scale" style:rel-height="scale">
          <draw:image xlink:href="media/image9.png" xlink:type="simple" xlink:show="embed" xlink:actuate="onLoad"/>
          <svg:title/>
          <svg:desc/>
        </draw:frame>
        <draw:frame draw:id="id88" draw:style-name="a589" draw:name="Grafik 2" svg:x="0in" svg:y="7.87402in" svg:width="11.02362in" svg:height="0.3937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590" draw:name="Grafik 3" svg:x="0in" svg:y="1.1811in" svg:width="11.02362in" svg:height="6.6929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96">
          <draw:frame draw:id="id90" draw:style-name="a593" draw:name="Foliennummernplatzhalter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1" presentation:style-name="a594" draw:name="Folienbildplatzhalter 1">
            <svg:title/>
            <svg:desc/>
          </draw:page-thumbnail>
          <draw:frame draw:id="id92" presentation:style-name="a5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Textmaster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Textmaster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Textmaster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Textmaster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Textmaster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Textmaster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Textmaster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Luca </meta:initial-creator>
    <dc:creator>Luca Di Stasio</dc:creator>
    <meta:creation-date>2015-02-13T17:30:50Z</meta:creation-date>
    <dc:date>2015-10-06T08:53:13Z</dc:date>
    <meta:print-date>2015-02-13T17:48:53Z</meta:print-date>
    <meta:editing-cycles>8</meta:editing-cycles>
    <meta:editing-duration>PT0S</meta:editing-duration>
    <meta:document-statistic meta:paragraph-count="3" meta:word-count="3"/>
  </office:meta>
</office:document-meta>
</file>